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rubik" svg:font-family="rubik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5d6" officeooo:paragraph-rsid="001f65d6"/>
    </style:style>
    <style:style style:name="P2" style:family="paragraph" style:parent-style-name="Standard">
      <style:text-properties officeooo:rsid="001f65d6" officeooo:paragraph-rsid="0026e396"/>
    </style:style>
    <style:style style:name="P3" style:family="paragraph" style:parent-style-name="Standard">
      <style:text-properties officeooo:rsid="001f65d6" officeooo:paragraph-rsid="0029ffeb"/>
    </style:style>
    <style:style style:name="P4" style:family="paragraph" style:parent-style-name="Standard">
      <style:text-properties officeooo:rsid="001fa5ed" officeooo:paragraph-rsid="001fa5ed"/>
    </style:style>
    <style:style style:name="P5" style:family="paragraph" style:parent-style-name="Standard">
      <style:text-properties officeooo:rsid="001fa5ed" officeooo:paragraph-rsid="0029ffeb"/>
    </style:style>
    <style:style style:name="P6" style:family="paragraph" style:parent-style-name="Standard">
      <style:text-properties officeooo:paragraph-rsid="001f65d6"/>
    </style:style>
    <style:style style:name="P7" style:family="paragraph" style:parent-style-name="Standard">
      <style:text-properties officeooo:paragraph-rsid="001f65d6"/>
    </style:style>
    <style:style style:name="P8" style:family="paragraph" style:parent-style-name="Standard">
      <style:text-properties fo:font-variant="normal" fo:text-transform="none" style:use-window-font-color="true" style:font-name="SFMono-Regular" fo:font-size="10.6000003814697pt" fo:letter-spacing="normal" fo:font-style="normal" fo:font-weight="normal" officeooo:rsid="002ae85e" officeooo:paragraph-rsid="002ae85e"/>
    </style:style>
    <style:style style:name="P9" style:family="paragraph" style:parent-style-name="Standard">
      <style:text-properties fo:font-variant="normal" fo:text-transform="none" style:use-window-font-color="true" style:font-name="SFMono-Regular" fo:font-size="10.6000003814697pt" fo:letter-spacing="normal" fo:font-style="normal" fo:font-weight="normal" officeooo:rsid="001f65d6" officeooo:paragraph-rsid="002cf02c"/>
    </style:style>
    <style:style style:name="P10" style:family="paragraph" style:parent-style-name="Standard">
      <style:text-properties officeooo:rsid="001f65d6" officeooo:paragraph-rsid="001f65d6"/>
    </style:style>
    <style:style style:name="T1" style:family="text">
      <style:text-properties officeooo:rsid="001f65d6"/>
    </style:style>
    <style:style style:name="T2" style:family="text">
      <style:text-properties officeooo:rsid="0021490b"/>
    </style:style>
    <style:style style:name="T3" style:family="text">
      <style:text-properties officeooo:rsid="0021b823"/>
    </style:style>
    <style:style style:name="T4" style:family="text">
      <style:text-properties officeooo:rsid="002316c2"/>
    </style:style>
    <style:style style:name="T5" style:family="text">
      <style:text-properties officeooo:rsid="0024a93e"/>
    </style:style>
    <style:style style:name="T6" style:family="text">
      <style:text-properties officeooo:rsid="0026a49a"/>
    </style:style>
    <style:style style:name="T7" style:family="text">
      <style:text-properties officeooo:rsid="0026e396"/>
    </style:style>
    <style:style style:name="T8" style:family="text">
      <style:text-properties officeooo:rsid="002817a8"/>
    </style:style>
    <style:style style:name="T9" style:family="text">
      <style:text-properties officeooo:rsid="0029ffeb"/>
    </style:style>
    <style:style style:name="T10" style:family="text">
      <style:text-properties officeooo:rsid="002bd1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ilesetCopyright</text:p>
      <text:p text:style-name="P6"/>
      <text:p text:style-name="P6"><text:span text:style-name="T1">AceSet-Hospital – </text:span><text:span text:style-name="T9">CCBY milkian </text:span><text:span text:style-name="T1">deviantart.com/milkian</text:span></text:p>
      <text:p text:style-name="P3">badezimmer –<text:span text:style-name="T2"> </text:span><text:span text:style-name="T9">CCBY </text:span><text:span text:style-name="T3">PandaMaru <text:s/></text:span><text:span text:style-name="T2">pandamaru.de</text:span></text:p>
      <text:p text:style-name="P1">badgeWallMinkWide</text:p>
      <text:p text:style-name="P1">Bar – meins CC0</text:p>
      <text:p text:style-name="P1">Bäume – Sven (nicht benutzt)</text:p>
      <text:p text:style-name="P1">bildschirme – meins CC0</text:p>
      <text:p text:style-name="P1">buehne – meins CC0</text:p>
      <text:p text:style-name="P1">c3 - (…) ccc</text:p>
      <text:p text:style-name="P6"><text:span text:style-name="T1">cafeteria – </text:span><text:span text:style-name="T9">CCBY Innersloth</text:span></text:p>
      <text:p text:style-name="P1">campfire</text:p>
      <text:p text:style-name="P1">cert - (…) ccc</text:p>
      <text:p text:style-name="P1">china gadgets</text:p>
      <text:p text:style-name="P1">cija – cc0</text:p>
      <text:p text:style-name="P1">cyber – nicht benutzt</text:p>
      <text:p text:style-name="P1">dasgehtnicht – cc0? Aus telegrmm</text:p>
      <text:p text:style-name="P1">dk-garden – nicht benutzt</text:p>
      <text:p text:style-name="P1">dont panik – reini &amp; nicolas</text:p>
      <text:p text:style-name="P1">doors – standart und andere</text:p>
      <text:p text:style-name="P1">dungeon - </text:p>
      <text:p text:style-name="P1">Else4 – jaaaaa</text:p>
      <text:p text:style-name="P1">fahrrad – meins CC0</text:p>
      <text:p text:style-name="P1">floort<text:span text:style-name="T3">i</text:span>leset – <text:span text:style-name="T10">CCBY workadventu.re</text:span></text:p>
      <text:p text:style-name="P1">fluctrutsche – meins CC0</text:p>
      <text:p text:style-name="P1">fluchtweg – meins CC0</text:p>
      <text:p text:style-name="P1">food and drinks - <text:span text:style-name="T6">(…) ccc</text:span></text:p>
      <text:p text:style-name="P1">furniture</text:p>
      <text:p text:style-name="P1">furniture2</text:p>
      <text:p text:style-name="P1">furniture3 – <text:span text:style-name="T5">deviantart.com/painhurt</text:span></text:p>
      <text:p text:style-name="P1">furniture4</text:p>
      <text:p text:style-name="P1">furniture5</text:p>
      <text:p text:style-name="P1">hiundhoe – meins CC0 (icht benutzt)</text:p>
      <text:p text:style-name="P1">kamin mit feuer</text:p>
      <text:p text:style-name="P1">kellertreppen</text:p>
      <text:p text:style-name="P1">lakierung – pixxta CC0</text:p>
      <text:p text:style-name="P1">laserklasse vmb – minkorrekt (s nict benutzt)</text:p>
      <text:p text:style-name="P1">leinwand</text:p>
      <text:p text:style-name="P1">leipzig - (…) ccc</text:p>
      <text:p text:style-name="P2">mapUtilities – <text:span text:style-name="T9">CCBY workadventu.re</text:span></text:p>
      <text:p text:style-name="P1">minideke - (..) ccc</text:p>
      <text:p text:style-name="P1">minkorrekt – mikorrekt</text:p>
      <text:p text:style-name="P1">misc - (…) ccc</text:p>
      <text:p text:style-name="P1">pacman – cc0</text:p>
      <text:p text:style-name="P1">pipobase – <text:span text:style-name="T8">CCBY pipoya.itch.io</text:span></text:p>
      <text:p text:style-name="P1">r2r – divoc muesste auch cc0 sein</text:p>
      <text:p text:style-name="P1">rabe – <text:span text:style-name="T9">CCBY </text:span>scihub</text:p>
      <text:p text:style-name="P1">rc3 - (…) ccc</text:p>
      <text:p text:style-name="P4">saerge - </text:p>
      <text:p text:style-name="P4">schrank – selbstzusammen geklaut</text:p>
      <text:p text:style-name="P4">science – minkorrekt (so nicht benutzt)</text:p>
      <text:p text:style-name="P4">seze banner – <text:span text:style-name="T9">CC0 </text:span>seze </text:p>
      <text:p text:style-name="P4"><text:soft-page-break/>storage – ccc</text:p>
      <text:p text:style-name="P5">straße - <text:span text:style-name="T9">CCBY </text:span><text:span text:style-name="T3">PandaMaru <text:s/></text:span><text:span text:style-name="T2">pandamaru.de</text:span></text:p>
      <text:p text:style-name="P4">tafel – irgendwohergeklaut und geändert</text:p>
      <text:p text:style-name="P5">telescope - <text:span text:style-name="T9">CCBY Innersloth</text:span></text:p>
      <text:p text:style-name="P4">testing – ccc </text:p>
      <text:p text:style-name="P5">tiles – <text:span text:style-name="T9">CCBY</text:span><text:span text:style-name="T4"> Dust Collector <text:s/>gdu.one</text:span></text:p>
      <text:p text:style-name="P5">tileset - <text:span text:style-name="T9">CCBY milkian </text:span><text:span text:style-name="T1">deviantart.com/milkian</text:span></text:p>
      <text:p text:style-name="P4">watertower – zusammengeklaut</text:p>
      <text:p text:style-name="P4">wegweiser – cc0 meins</text:p>
      <text:p text:style-name="P4">zug - </text:p>
      <text:p text:style-name="P4">zug lackierungen – cc0 (rc3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rubik" svg:font-family="rubik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12:26:11.547391742</meta:creation-date>
    <dc:date>2021-12-25T15:29:34.468215522</dc:date>
    <meta:editing-duration>PT58M35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2" meta:paragraph-count="62" meta:word-count="192" meta:character-count="1397" meta:non-whitespace-character-count="1221"/>
  </office:meta>
</office:document-meta>
</file>